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24cm" fo:min-width="6.237cm"/>
      <style:paragraph-properties style:writing-mode="lr-tb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051cm"/>
      <style:paragraph-properties style:writing-mode="lr-tb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Aktör0" xml:id="id1" draw:id="id1">
          <draw:line draw:style-name="gr1" draw:text-style-name="P1" draw:layer="layout" svg:x1="5.839cm" svg:y1="2.777cm" svg:x2="5.839cm" svg:y2="5.97cm">
            <text:p/>
          </draw:line>
          <draw:line draw:style-name="gr1" draw:text-style-name="P1" draw:layer="layout" svg:x1="5.839cm" svg:y1="3.412cm" svg:x2="4.886cm" svg:y2="4.365cm">
            <text:p/>
          </draw:line>
          <draw:line draw:style-name="gr1" draw:text-style-name="P1" draw:layer="layout" svg:x1="5.839cm" svg:y1="3.412cm" svg:x2="6.792cm" svg:y2="4.365cm">
            <text:p/>
          </draw:line>
          <draw:line draw:style-name="gr1" draw:text-style-name="P1" draw:layer="layout" svg:x1="5.839cm" svg:y1="5.952cm" svg:x2="4.886cm" svg:y2="6.905cm">
            <text:p/>
          </draw:line>
          <draw:line draw:style-name="gr1" draw:text-style-name="P1" draw:layer="layout" svg:x1="5.838cm" svg:y1="5.952cm" svg:x2="6.791cm" svg:y2="6.905cm">
            <text:p/>
          </draw:line>
          <draw:custom-shape draw:style-name="gr2" draw:text-style-name="P2" draw:layer="layout" svg:width="1.27cm" svg:height="1.27cm" svg:x="5.204cm" svg:y="1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3" draw:layer="layout" svg:width="8.572cm" svg:height="1.276cm" svg:x="1.395cm" svg:y="7.222cm">
          <draw:text-box>
            <text:p>Yazılım Mühendisi</text:p>
          </draw:text-box>
        </draw:frame>
        <draw:custom-shape draw:name="YazılımSistemiÖzelleştirme" draw:style-name="gr4" draw:text-style-name="P2" xml:id="id2" draw:id="id2" draw:layer="layout" svg:width="9.525cm" svg:height="6.35cm" svg:x="40.195cm" svg:y="1.243cm">
          <text:p text:style-name="P2">Yazılım Sistemi Özelleştir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792cm" svg:y1="4.206cm" svg:x2="40.195cm" svg:y2="4.418cm" draw:start-shape="id1" draw:start-glue-point="1" draw:end-shape="id2" draw:end-glue-point="6" svg:d="M6792 4206l33403 212" svg:viewBox="0 0 33404 213">
          <text:p text:style-name="P2"/>
        </draw:connector>
        <draw:custom-shape draw:name="YazılımSistemineGiriş" draw:style-name="gr4" draw:text-style-name="P2" xml:id="id4" draw:id="id4" draw:layer="layout" svg:width="9.525cm" svg:height="6.35cm" svg:x="40.195cm" svg:y="10.05cm">
          <text:p text:style-name="P2">Yazılım Sistemine Giri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Aktör1" xml:id="id3" draw:id="id3">
          <draw:line draw:style-name="gr1" draw:text-style-name="P1" draw:layer="layout" svg:x1="5.904cm" svg:y1="11.614cm" svg:x2="5.904cm" svg:y2="14.807cm">
            <text:p/>
          </draw:line>
          <draw:line draw:style-name="gr1" draw:text-style-name="P1" draw:layer="layout" svg:x1="5.904cm" svg:y1="12.249cm" svg:x2="4.951cm" svg:y2="13.202cm">
            <text:p/>
          </draw:line>
          <draw:line draw:style-name="gr1" draw:text-style-name="P1" draw:layer="layout" svg:x1="5.904cm" svg:y1="12.249cm" svg:x2="6.857cm" svg:y2="13.202cm">
            <text:p/>
          </draw:line>
          <draw:line draw:style-name="gr1" draw:text-style-name="P1" draw:layer="layout" svg:x1="5.904cm" svg:y1="14.789cm" svg:x2="4.951cm" svg:y2="15.742cm">
            <text:p/>
          </draw:line>
          <draw:line draw:style-name="gr1" draw:text-style-name="P1" draw:layer="layout" svg:x1="5.903cm" svg:y1="14.789cm" svg:x2="6.856cm" svg:y2="15.742cm">
            <text:p/>
          </draw:line>
          <draw:custom-shape draw:style-name="gr2" draw:text-style-name="P2" draw:layer="layout" svg:width="1.27cm" svg:height="1.27cm" svg:x="5.269cm" svg:y="10.3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3" draw:layer="layout" svg:width="6.985cm" svg:height="2.301cm" svg:x="2.413cm" svg:y="16.304cm">
          <draw:text-box>
            <text:p>Şube Müdürü</text:p>
            <text:p>Şirket Müdürü</text:p>
          </draw:text-box>
        </draw:frame>
        <draw:frame draw:style-name="gr3" draw:text-style-name="P3" draw:layer="layout" svg:width="13.017cm" svg:height="1.276cm" svg:x="0.508cm" svg:y="49.016cm">
          <draw:text-box>
            <text:p>MyCar Rent Yönetim Şubesi</text:p>
          </draw:text-box>
        </draw:frame>
        <draw:connector draw:style-name="gr7" draw:text-style-name="P1" draw:layer="layout" draw:type="line" svg:x1="6.857cm" svg:y1="13.043cm" svg:x2="40.195cm" svg:y2="13.225cm" draw:start-shape="id3" draw:start-glue-point="1" draw:end-shape="id4" draw:end-glue-point="6" svg:d="M6857 13043l33338 182" svg:viewBox="0 0 33339 18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52cm" svg:stroke-color="#2a6099" draw:marker-start-width="0.432cm" draw:marker-start-center="false" draw:marker-end-width="0.432cm" draw:marker-end-center="false" draw:fill="solid" draw:fill-color="#ffffff" draw:opacity="75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7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Regular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52cm" draw:marker-start-width="0.432cm" draw:marker-end-width="0.432cm" draw:fill="none" draw:opacity="75%" draw:shadow-opacity="75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08cm" fo:margin-bottom="0.508cm" fo:margin-left="0.508cm" fo:margin-right="0.508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02T00:30:09.266000000</dc:date>
    <meta:editing-duration>PT28M57S</meta:editing-duration>
    <meta:editing-cycles>8</meta:editing-cycles>
    <meta:generator>LibreOffice/7.3.2.2$Windows_X86_64 LibreOffice_project/49f2b1bff42cfccbd8f788c8dc32c1c309559be0</meta:generator>
    <meta:document-statistic meta:object-count="21"/>
  </office:meta>
</office:document-meta>
</file>